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ru" fo:country="RU"/>
    </style:style>
    <style:style style:name="P2" style:family="paragraph" style:parent-style-name="Главное_20_название">
      <style:text-properties fo:language="ru" fo:country="RU"/>
    </style:style>
    <style:style style:name="P3" style:family="paragraph" style:parent-style-name="Части_20_и_20_главы">
      <style:text-properties fo:language="ru" fo:country="RU"/>
    </style:style>
    <style:style style:name="P4" style:family="paragraph" style:parent-style-name="Части_20_и_20_главы">
      <style:text-properties fo:language="ru" fo:country="RU" officeooo:rsid="19141ba1"/>
    </style:style>
    <style:style style:name="P5" style:family="paragraph" style:parent-style-name="Части_20_и_20_главы">
      <style:paragraph-properties fo:break-before="page"/>
    </style:style>
    <style:style style:name="P6" style:family="paragraph" style:parent-style-name="Text_20_body">
      <style:text-properties fo:language="ru" fo:country="RU"/>
    </style:style>
    <style:style style:name="P7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8" style:family="paragraph" style:parent-style-name="Главное_20_название" style:master-page-name="First_20_Page">
      <style:paragraph-properties style:page-number="auto"/>
      <style:text-properties fo:language="ru" fo:country="RU"/>
    </style:style>
    <style:style style:name="P9" style:family="paragraph" style:parent-style-name="Text_20_body">
      <style:paragraph-properties fo:text-align="justify" style:justify-single-word="false" fo:orphans="2" fo:widows="2" fo:hyphenation-ladder-count="5"/>
      <style:text-properties fo:language="ru" fo:country="RU" officeooo:rsid="1910af15" officeooo:paragraph-rsid="1910af15" fo:hyphenate="true" fo:hyphenation-remain-char-count="3" fo:hyphenation-push-char-count="2"/>
    </style:style>
    <style:style style:name="P10" style:family="paragraph" style:parent-style-name="Text_20_body">
      <style:paragraph-properties fo:text-align="justify" style:justify-single-word="false" fo:orphans="2" fo:widows="2" fo:hyphenation-ladder-count="5"/>
      <style:text-properties fo:language="ru" fo:country="RU" officeooo:rsid="19169fe5" officeooo:paragraph-rsid="1919519b" fo:hyphenate="true" fo:hyphenation-remain-char-count="3" fo:hyphenation-push-char-count="2"/>
    </style:style>
    <style:style style:name="P11" style:family="paragraph" style:parent-style-name="Text_20_body">
      <style:paragraph-properties fo:text-align="justify" style:justify-single-word="false" fo:orphans="2" fo:widows="2" fo:hyphenation-ladder-count="5"/>
      <style:text-properties fo:language="ru" fo:country="RU" officeooo:rsid="19169fe5" officeooo:paragraph-rsid="19169fe5" fo:hyphenate="true" fo:hyphenation-remain-char-count="3" fo:hyphenation-push-char-count="2"/>
    </style:style>
    <style:style style:name="P12" style:family="paragraph" style:parent-style-name="Text_20_body">
      <style:paragraph-properties fo:text-align="justify" style:justify-single-word="false" fo:orphans="2" fo:widows="2" fo:hyphenation-ladder-count="5"/>
      <style:text-properties fo:language="ru" fo:country="RU" fo:font-style="italic" officeooo:rsid="191d8fc0" officeooo:paragraph-rsid="191d8fc0" style:font-style-asian="italic" style:font-style-complex="italic" fo:hyphenate="true" fo:hyphenation-remain-char-count="3" fo:hyphenation-push-char-count="2"/>
    </style:style>
    <style:style style:name="P13" style:family="paragraph" style:parent-style-name="Text_20_body" style:master-page-name="">
      <style:paragraph-properties fo:text-align="justify" style:justify-single-word="false" fo:orphans="2" fo:widows="2" fo:hyphenation-ladder-count="5" style:page-number="auto"/>
      <style:text-properties fo:language="ru" fo:country="RU" officeooo:rsid="1910af15" officeooo:paragraph-rsid="1910af15" fo:hyphenate="true" fo:hyphenation-remain-char-count="3" fo:hyphenation-push-char-count="2"/>
    </style:style>
    <style:style style:name="P14" style:family="paragraph" style:parent-style-name="Text_20_body" style:master-page-name="">
      <style:paragraph-properties fo:text-align="justify" style:justify-single-word="false" fo:orphans="2" fo:widows="2" fo:hyphenation-ladder-count="5" style:page-number="auto"/>
      <style:text-properties fo:language="ru" fo:country="RU" officeooo:rsid="1910af15" officeooo:paragraph-rsid="19141ba1" fo:hyphenate="true" fo:hyphenation-remain-char-count="3" fo:hyphenation-push-char-count="2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190e33f1"/>
    </style:style>
    <style:style style:name="T2" style:family="text">
      <style:text-properties fo:font-size="18pt" fo:language="ru" fo:country="RU" style:font-size-asian="18pt" style:font-size-complex="18pt" fo:padding="0cm" fo:border="none" style:shadow="none"/>
    </style:style>
    <style:style style:name="T3" style:family="text">
      <style:text-properties fo:font-size="18pt" fo:language="ru" fo:country="RU" officeooo:rsid="1908c603" style:font-size-asian="18pt" style:font-size-complex="18pt" fo:padding="0cm" fo:border="none" style:shadow="none"/>
    </style:style>
    <style:style style:name="T4" style:family="text">
      <style:text-properties officeooo:rsid="19128287"/>
    </style:style>
    <style:style style:name="T5" style:family="text">
      <style:text-properties officeooo:rsid="1913c295"/>
    </style:style>
    <style:style style:name="T6" style:family="text">
      <style:text-properties officeooo:rsid="1914bec4"/>
    </style:style>
    <style:style style:name="T7" style:family="text">
      <style:text-properties officeooo:rsid="1914f234"/>
    </style:style>
    <style:style style:name="T8" style:family="text">
      <style:text-properties fo:language="en" fo:country="US" officeooo:rsid="1919519b"/>
    </style:style>
    <style:style style:name="T9" style:family="text">
      <style:text-properties officeooo:rsid="1919519b"/>
    </style:style>
    <style:style style:name="T10" style:family="text">
      <style:text-properties officeooo:rsid="191b6350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8pt" fo:letter-spacing="normal" fo:language="ru" fo:country="RU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8pt" fo:letter-spacing="normal" fo:language="ru" fo:country="RU" fo:font-style="italic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Благородная </text:span>Мауна,</text:p>
      <text:p text:style-name="P2">печали Вестающая</text:p>
      <text:p text:style-name="P5"><text:span text:style-name="Line_20_numbering"><text:span text:style-name="T2">Глава </text:span></text:span><text:span text:style-name="Line_20_numbering"><text:span text:style-name="T3">I</text:span></text:span></text:p>
      <text:p text:style-name="P4"/>
      <text:p text:style-name="P13"><text:span text:style-name="T6">Смутное предо</text:span>щущение хаоса явилось враз, как только её дилижанс <text:span text:style-name="T4">подъехал к этим</text:span> ворот<text:span text:style-name="T4">ам</text:span>. <office:annotation office:name="__Annotation__50_535720539"><dc:creator>&lt;анонимный&gt;</dc:creator><dc:date>2015-08-31T17:38:23.237000000</dc:date><text:list text:style-name=""><text:list-item><text:p text:style-name="P15"><text:span text:style-name="T11">Мауна</text:span></text:p></text:list-item><text:list-item><text:p text:style-name="P15"><text:span text:style-name="T12">Главная героиня</text:span></text:p></text:list-item></text:list></office:annotation>Мауна<office:annotation-end office:name="__Annotation__50_535720539"/> прихорашивались, смотрясь в<text:span text:style-name="T5"> церемониальное златорамочное зеркало</text:span>, и её сразу отвлекло, что привратники открывали небрежно, развалясь, с какими-то шутками; она с лёгким раздражением выглянула в окно, щурясь от неприятного дневного света; и дилижанс снова тронулся лишь тогда, когда <text:span text:style-name="T9">командир</text:span> её <text:span text:style-name="T9">немалой </text:span>охраны <text:span text:style-name="T7">зарычал привратникам</text:span><text:span text:style-name="T8">:</text:span></text:p>
      <text:p text:style-name="P10"><text:span text:style-name="T8">— </text:span><text:span text:style-name="T9">Живей, </text:span><text:span text:style-name="T9"><office:annotation office:name="__Annotation__57_535720539"><dc:creator>&lt;анонимный&gt;</dc:creator><dc:date>2015-08-31T17:39:18.646000000</dc:date><text:list text:continue-numbering="true" text:style-name=""><text:list-item><text:p text:style-name="P15"><text:span text:style-name="T13">Свинорылые</text:span><text:span text:style-name="T12"> — так Сунги называют некоторых из местных львов-гельсианцев, особенно тех, что служат в Имперской Легате.</text:span></text:p></text:list-item></text:list></office:annotation></text:span><text:span text:style-name="T9">свинорылые</text:span><office:annotation-end office:name="__Annotation__57_535720539"/><text:span text:style-name="T9">!</text:span></text:p>
      <text:p text:style-name="P11">«<text:span text:style-name="T10">У неё в привратной страже — гельсианцы?», — удивилась Мауна.</text:span></text:p>
      <text:p text:style-name="P11">Дальше — хуже. </text:p>
      <text:p text:style-name="P11"/>
      <text:p text:style-name="P12">Вышла. Осмотрелась. Зонтик. Душно и жарко на этих землях.</text:p>
      <text:p text:style-name="P9"/>
      <text:p text:style-name="P14">«Она сошла с ума!»</text:p>
      <text:p text:style-name="P6"/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text-indent="0.6cm" style:auto-text-indent="false"/>
      <style:text-properties style:font-name="Liberation Serif" fo:font-family="'Liberation Serif'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Звездочки_20_по_20_центру" style:display-name="Звездочки по центру" style:family="paragraph" style:parent-style-name="Preformatted_20_Text">
      <style:paragraph-properties fo:margin-left="0cm" fo:margin-right="0cm" fo:text-align="center" style:justify-single-word="false" fo:hyphenation-ladder-count="1" fo:text-indent="0cm" style:auto-text-indent="false"/>
      <style:text-properties style:font-name="Liberation Serif" fo:font-family="'Liberation Serif'" style:font-family-generic="roman" style:font-pitch="variable" fo:font-size="12pt" style:font-size-asian="12pt" style:font-size-complex="12pt" fo:hyphenate="true" fo:hyphenation-remain-char-count="3" fo:hyphenation-push-char-count="3"/>
    </style:style>
    <style:style style:name="Главное_20_название" style:display-name="Главное название" style:family="paragraph" style:parent-style-name="Preformatted_20_Text">
      <style:paragraph-properties fo:margin-left="0cm" fo:margin-right="0cm" fo:text-align="center" style:justify-single-word="false" fo:hyphenation-ladder-count="1" fo:text-indent="0cm" style:auto-text-indent="false"/>
      <style:text-properties style:font-name="Liberation Serif" fo:font-family="'Liberation Serif'" style:font-family-generic="roman" style:font-pitch="variable" fo:font-size="28pt" fo:font-weight="bold" officeooo:rsid="1906dc3c" style:font-size-asian="28pt" style:font-weight-asian="bold" style:font-size-complex="28pt" style:font-weight-complex="bold" fo:hyphenate="true" fo:hyphenation-remain-char-count="3" fo:hyphenation-push-char-count="3"/>
    </style:style>
    <style:style style:name="Части_20_и_20_главы" style:display-name="Части и главы" style:family="paragraph" style:parent-style-name="Звездочки_20_по_20_центру">
      <style:paragraph-properties fo:margin-left="0cm" fo:margin-right="0cm" fo:text-align="center" style:justify-single-word="false" fo:hyphenation-ladder-count="1" fo:text-indent="0cm" style:auto-text-indent="false"/>
      <style:text-properties style:font-name="Liberation Serif" fo:font-family="'Liberation Serif'" style:font-family-generic="roman" style:font-pitch="variable" fo:font-size="12pt" fo:font-weight="bold" style:font-size-asian="12pt" style:font-weight-asian="bold" style:font-size-complex="12pt" style:font-weight-complex="bold" fo:hyphenate="true" fo:hyphenation-remain-char-count="3" fo:hyphenation-push-char-count="3"/>
    </style:style>
    <style:style style:name="Текст_20_прозы" style:display-name="Текст прозы" style:family="paragraph" style:parent-style-name="Preformatted_20_Text">
      <style:paragraph-properties fo:margin-left="0cm" fo:margin-right="0cm" fo:text-align="justify" style:justify-single-word="false" fo:hyphenation-ladder-count="1" fo:text-indent="0.6cm" style:auto-text-indent="false"/>
      <style:text-properties style:font-name="Liberation Serif" fo:font-family="'Liberation Serif'" style:font-family-generic="roman" style:font-pitch="variable" fo:font-size="12pt" style:font-size-asian="12pt" style:font-size-complex="12pt" fo:hyphenate="true" fo:hyphenation-remain-char-count="3" fo:hyphenation-push-char-count="3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8cm" style:type="center"/>
          <style:tab-stop style:position="15.6cm" style:type="right"/>
        </style:tab-stops>
      </style:paragraph-properties>
    </style:style>
    <style:style style:name="Текстовые_20_цитаты" style:display-name="Текстовые цитаты" style:family="paragraph" style:parent-style-name="Preformatted_20_Text">
      <style:paragraph-properties fo:margin-left="1.799cm" fo:margin-right="1.799cm" fo:text-align="justify" style:justify-single-word="false" fo:hyphenation-ladder-count="1" fo:text-indent="0.6cm" style:auto-text-indent="false"/>
      <style:text-properties style:font-name="Liberation Serif" fo:font-family="'Liberation Serif'" style:font-family-generic="roman" style:font-pitch="variable" fo:font-size="12pt" fo:font-style="italic" officeooo:rsid="000b51db" style:font-size-asian="12pt" style:font-style-asian="italic" style:font-size-complex="12pt" style:font-style-complex="italic" fo:hyphenate="true" fo:hyphenation-remain-char-count="3" fo:hyphenation-push-char-count="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Текстовые_20_цитаты_20_по_20_центру" style:display-name="Текстовые цитаты по центру" style:family="paragraph" style:parent-style-name="Текстовые_20_цитаты">
      <style:paragraph-properties fo:margin-left="1.799cm" fo:margin-right="1.799cm" fo:text-align="center" style:justify-single-word="false" fo:text-indent="0cm" style:auto-text-indent="false"/>
    </style:style>
    <style:style style:name="Одиночные_20_текстовые_20_цитаты" style:display-name="Одиночные текстовые цитаты" style:family="paragraph" style:parent-style-name="Текстовые_20_цитаты">
      <style:paragraph-properties fo:margin-left="1.799cm" fo:margin-right="1.799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8cm" style:type="center"/>
          <style:tab-stop style:position="15.6cm" style:type="right"/>
        </style:tab-stops>
      </style:paragraph-properties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.2cm" fo:margin-bottom="3.3cm" fo:margin-left="2.701cm" fo:margin-right="2.7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8.232cm" fo:margin-bottom="1.99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31T17:47:12.111000000</dc:date>
    <meta:generator>LibreOffice/4.4.5.2$Windows_x86 LibreOffice_project/a22f674fd25a3b6f45bdebf25400ed2adff0ff99</meta:generator>
    <meta:editing-duration>P78DT11H22M24S</meta:editing-duration>
    <meta:editing-cycles>6130</meta:editing-cycles>
    <dc:title>Снохождение</dc:title>
    <meta:document-statistic meta:table-count="0" meta:image-count="0" meta:object-count="0" meta:page-count="2" meta:paragraph-count="10" meta:word-count="89" meta:character-count="637" meta:non-whitespace-character-count="553"/>
    <meta:user-defined meta:name="Author">mso</meta:user-defined>
  </office:meta>
</office:document-meta>
</file>